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D000002250000021280C941E6.svm"/>
  <manifest:file-entry manifest:media-type="" manifest:full-path="Pictures/2000002B00000401000001D6E9B95186.svm"/>
  <manifest:file-entry manifest:media-type="" manifest:full-path="Pictures/20000016000001EB00000208F6F99200.svm"/>
  <manifest:file-entry manifest:media-type="" manifest:full-path="Pictures/2000000F000001FB000001D3BF0C5E31.svm"/>
  <manifest:file-entry manifest:media-type="" manifest:full-path="Pictures/2000000F000001A9000001D3CCC200A4.svm"/>
  <manifest:file-entry manifest:media-type="" manifest:full-path="Pictures/2000001D0000022B0000021226980E8C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fo:color="#000000" style:font-name="Calibri" fo:font-size="11pt" fo:language="ru" fo:country="RU" style:font-size-asian="11pt" style:font-size-complex="11pt"/>
    </style:style>
    <style:style style:name="P2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3" style:family="paragraph" style:parent-style-name="Standard" style:list-style-name="L1">
      <style:text-properties style:font-name="Calibri" fo:font-size="11.5pt" fo:language="ru" fo:country="RU" style:font-size-asian="11.5pt" style:font-size-complex="11.5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5" style:family="paragraph" style:parent-style-name="Standard" style:list-style-name="L1">
      <style:paragraph-properties fo:margin-left="1.251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en" fo:country="US" style:font-size-asian="11.5pt" style:font-size-complex="11.5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color="#000000" style:font-name="Calibri" fo:font-size="11pt" fo:language="ru" fo:country="RU" style:font-size-asian="11pt" style:font-size-complex="11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color="#000000" style:font-name="Calibri" fo:font-size="11pt" fo:language="ru" fo:country="RU" style:text-underline-style="solid" style:text-underline-width="auto" style:text-underline-color="font-color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style="normal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en" fo:country="US" style:font-size-asian="11.5pt" style:font-size-complex="11.5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0000" style:font-name="Calibri" fo:font-size="11.5pt" fo:language="ru" fo:country="RU" style:font-size-asian="11.5pt" style:font-size-complex="11.5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pt" fo:language="en" fo:country="US" fo:font-style="normal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margin-left="8.754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6" style:family="paragraph" style:parent-style-name="Standard">
      <style:paragraph-properties fo:margin-left="8.754cm" fo:margin-right="0cm" fo:text-indent="0cm" style:auto-text-indent="false"/>
      <style:text-properties style:font-name="Calibri" fo:font-size="11.5pt" fo:language="ru" fo:country="RU" fo:font-style="italic" style:font-size-asian="11.5pt" style:font-style-asian="italic" style:font-size-complex="11.5pt" style:font-style-complex="italic"/>
    </style:style>
    <style:style style:name="P17" style:family="paragraph" style:parent-style-name="Standard">
      <style:paragraph-properties fo:margin-left="8.754cm" fo:margin-right="0cm" fo:text-indent="0cm" style:auto-text-indent="false"/>
      <style:text-properties style:font-name="Calibri" fo:font-size="11.5pt" style:font-size-asian="11.5pt" style:font-size-complex="11.5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" style:family="text">
      <style:text-properties fo:language="en" fo:country="US" fo:font-weight="bold" style:font-name-asian="Times New Roman" style:language-asian="ru" style:country-asian="RU" style:font-weight-asian="bold" style:font-name-complex="Times New Roman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" style:language-asian="ru" style:country-asian="RU" style:font-name-complex="Times New Roman"/>
    </style:style>
    <style:style style:name="T6" style:family="text">
      <style:text-properties fo:color="#ff0000"/>
    </style:style>
    <style:style style:name="T7" style:family="text">
      <style:text-properties fo:color="#ff0000" fo:language="ru" fo:country="RU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-asian="Times New Roman" style:language-asian="ru" style:country-asian="RU" style:font-name-complex="Times New Roman"/>
    </style:style>
    <style:style style:name="T11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-conten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Стили_20_стрелок_20_3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Black_20_45_20_Degrees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dash" draw:stroke-dash="Fine_20_Dashed_20__28_var_29_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Стили_20_стрелок_20_1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Билет 1</text:span><text:span text:style-name="T3">2</text:span><text:span text:style-name="T11">.</text:span><text:span text:style-name="T10"> Кинетическая энергия. Теорема о кинетической энергии системы тел. Закон сохранения полной механической энергии. </text:span></text:p>
      <text:p text:style-name="P16"><draw:g text:anchor-type="paragraph" draw:z-index="0" draw:style-name="gr1"><draw:line draw:style-name="gr2" draw:text-style-name="P18" svg:x1="0.002cm" svg:y1="2.081cm" svg:x2="7.502cm" svg:y2="2.081cm">
      <text:p/>
     </draw:line><draw:custom-shape draw:style-name="gr3" draw:text-style-name="P18" svg:width="6.502cm" svg:height="0.5cm" svg:x="0.501cm" svg:y="2.081cm">
      <text:p/>
      <draw:enhanced-geometry svg:viewBox="0 0 21600 21600" draw:type="rectangle" draw:enhanced-path="M 0 0 L 21600 0 21600 21600 0 21600 0 0 Z N"/>
     </draw:custom-shape><draw:custom-shape draw:style-name="gr4" draw:text-style-name="P18" svg:width="1.001cm" svg:height="1.001cm" svg:x="1.002cm" svg:y="1.081cm">
      <text:p/>
      <draw:enhanced-geometry svg:viewBox="0 0 21600 21600" draw:type="rectangle" draw:enhanced-path="M 0 0 L 21600 0 21600 21600 0 21600 0 0 Z N"/>
     </draw:custom-shape><draw:custom-shape draw:style-name="gr5" draw:text-style-name="P18" svg:width="1.001cm" svg:height="1.001cm" svg:x="5.502cm" svg:y="1.081cm">
      <text:p/>
      <draw:enhanced-geometry svg:viewBox="0 0 21600 21600" draw:type="rectangle" draw:enhanced-path="M 0 0 L 21600 0 21600 21600 0 21600 0 0 Z N"/>
     </draw:custom-shape><draw:line draw:style-name="gr6" draw:text-style-name="P18" svg:x1="2.002cm" svg:y1="1.581cm" svg:x2="3.002cm" svg:y2="1.581cm">
      <text:p/>
     </draw:line><draw:line draw:style-name="gr6" draw:text-style-name="P18" svg:x1="6.502cm" svg:y1="1.581cm" svg:x2="7.502cm" svg:y2="1.581cm">
      <text:p/>
     </draw:line><draw:line draw:style-name="gr6" draw:text-style-name="P18" svg:x1="1.502cm" svg:y1="0.581cm" svg:x2="2.502cm" svg:y2="0.581cm">
      <text:p/>
     </draw:line><draw:line draw:style-name="gr6" draw:text-style-name="P18" svg:x1="6.002cm" svg:y1="0.581cm" svg:x2="8.002cm" svg:y2="0.581cm">
      <text:p/>
     </draw:line><draw:line draw:style-name="gr7" draw:text-style-name="P18" svg:x1="1.502cm" svg:y1="1.581cm" svg:x2="1.502cm" svg:y2="3.081cm">
      <text:p/>
     </draw:line><draw:line draw:style-name="gr7" draw:text-style-name="P18" svg:x1="6.002cm" svg:y1="1.581cm" svg:x2="6.002cm" svg:y2="3.081cm">
      <text:p/>
     </draw:line><draw:line draw:style-name="gr8" draw:text-style-name="P18" svg:x1="1.502cm" svg:y1="3.081cm" svg:x2="6.002cm" svg:y2="3.081cm">
      <text:p/>
     </draw:line><draw:frame draw:style-name="gr9" draw:text-style-name="P19" svg:width="0.539cm" svg:height="0.542cm" svg:x="1.711cm" svg:y="0cm">
      <draw:image xlink:href="Pictures/2000001D000002250000021280C941E6.svm" xlink:type="simple" xlink:show="embed" xlink:actuate="onLoad">
       <text:p/>
      </draw:image>
     </draw:frame><draw:frame draw:style-name="gr9" draw:text-style-name="P19" svg:width="0.537cm" svg:height="0.542cm" svg:x="6.613cm" svg:y="0cm">
      <draw:image xlink:href="Pictures/2000001D0000022B0000021226980E8C.svm" xlink:type="simple" xlink:show="embed" xlink:actuate="onLoad">
       <text:p/>
      </draw:image>
     </draw:frame><draw:frame draw:style-name="gr9" draw:text-style-name="P19" svg:width="1.013cm" svg:height="0.489cm" svg:x="3.413cm" svg:y="3.099cm">
      <draw:image xlink:href="Pictures/2000002B00000401000001D6E9B95186.svm" xlink:type="simple" xlink:show="embed" xlink:actuate="onLoad">
       <text:p/>
      </draw:image>
     </draw:frame><draw:frame draw:style-name="gr9" draw:text-style-name="P19" svg:width="0.486cm" svg:height="0.526cm" svg:x="7.112cm" svg:y="0.9cm">
      <draw:image xlink:href="Pictures/20000016000001EB00000208F6F99200.svm" xlink:type="simple" xlink:show="embed" xlink:actuate="onLoad">
       <text:p/>
      </draw:image>
     </draw:frame><draw:frame draw:style-name="gr9" draw:text-style-name="P19" svg:width="0.486cm" svg:height="0.525cm" svg:x="2.614cm" svg:y="0.901cm">
      <draw:image xlink:href="Pictures/20000016000001EB00000208F6F99200.svm" xlink:type="simple" xlink:show="embed" xlink:actuate="onLoad">
       <text:p/>
      </draw:image>
     </draw:frame><draw:frame draw:style-name="gr9" draw:text-style-name="P19" svg:width="0.498cm" svg:height="0.482cm" svg:x="0.002cm" svg:y="2.081cm">
      <draw:image xlink:href="Pictures/2000000F000001FB000001D3BF0C5E31.svm" xlink:type="simple" xlink:show="embed" xlink:actuate="onLoad">
       <text:p/>
      </draw:image>
     </draw:frame><draw:frame draw:style-name="gr9" draw:text-style-name="P19" svg:width="0.419cm" svg:height="0.482cm" svg:x="7.303cm" svg:y="1.981cm">
      <draw:image xlink:href="Pictures/2000000F000001A9000001D3CCC200A4.svm" xlink:type="simple" xlink:show="embed" xlink:actuate="onLoad">
       <text:p/>
      </draw:image>
     </draw:frame>
    </draw:g>Теорема об изменении кинетической энергии</text:p>
      <text:p text:style-name="P15">Вычислим работу силы<draw:frame draw:style-name="fr1" draw:name="Объект19" text:anchor-type="as-char" svg:width="0.49cm" svg:height="0.52cm" draw:z-index="4"><draw:object xlink:href="./Object 20" xlink:type="simple" xlink:show="embed" xlink:actuate="onLoad"/><draw:image xlink:href="./ObjectReplacements/Object 20" xlink:type="simple" xlink:show="embed" xlink:actuate="onLoad"/>
    </draw:frame><text:span text:style-name="T1">, </text:span>действующей на тело (мт) массой <text:span text:style-name="T1">m, </text:span>когда тело движется прямолинейно, сила постоянна и ее направление совпадает с направлением скорости.</text:p>
      <text:p text:style-name="P17"><text:span text:style-name="T4">При перемещении на</text:span><text:span text:style-name="T1"><draw:frame draw:style-name="fr1" draw:name="Объект18" text:anchor-type="as-char" svg:width="0.781cm" svg:height="0.467cm" draw:z-index="5"><draw:object xlink:href="./Object 19" xlink:type="simple" xlink:show="embed" xlink:actuate="onLoad"/><draw:image xlink:href="./ObjectReplacements/Object 19" xlink:type="simple" xlink:show="embed" xlink:actuate="onLoad"/>
     </draw:frame></text:span><text:span text:style-name="T4">скорость изменилась от</text:span><text:span text:style-name="T4"><draw:frame draw:style-name="fr1" draw:name="Объект17" text:anchor-type="as-char" svg:width="0.549cm" svg:height="0.529cm" draw:z-index="6"><draw:object xlink:href="./Object 18" xlink:type="simple" xlink:show="embed" xlink:actuate="onLoad"/><draw:image xlink:href="./ObjectReplacements/Object 18" xlink:type="simple" xlink:show="embed" xlink:actuate="onLoad"/>
     </draw:frame></text:span><text:span text:style-name="T2">до</text:span><text:span text:style-name="T2"><draw:frame draw:style-name="fr1" draw:name="Объект20" text:anchor-type="as-char" svg:width="0.556cm" svg:height="0.529cm" draw:z-index="8"><draw:object xlink:href="./Object 21" xlink:type="simple" xlink:show="embed" xlink:actuate="onLoad"/><draw:image xlink:href="./ObjectReplacements/Object 21" xlink:type="simple" xlink:show="embed" xlink:actuate="onLoad"/>
     </draw:frame></text:span><text:span text:style-name="T1">. </text:span><text:span text:style-name="T4">НУО</text:span><text:span text:style-name="T4"><draw:frame draw:style-name="fr1" draw:name="Объект16" text:anchor-type="as-char" svg:width="1.254cm" svg:height="0.529cm" draw:z-index="9"><draw:object xlink:href="./Object 17" xlink:type="simple" xlink:show="embed" xlink:actuate="onLoad"/><draw:image xlink:href="./ObjectReplacements/Object 17" xlink:type="simple" xlink:show="embed" xlink:actuate="onLoad"/>
     </draw:frame></text:span><text:span text:style-name="T1">.</text:span></text:p>
      <text:p text:style-name="P15">Выберем ось Ох, что векторы<draw:frame draw:style-name="fr1" draw:name="Объект15" text:anchor-type="as-char" svg:width="1.558cm" svg:height="0.584cm" draw:z-index="10"><draw:object xlink:href="./Object 16" xlink:type="simple" xlink:show="embed" xlink:actuate="onLoad"/><draw:image xlink:href="./ObjectReplacements/Object 16" xlink:type="simple" xlink:show="embed" xlink:actuate="onLoad"/>
    </draw:frame><text:span text:style-name="T1"> </text:span>сонаправлены с ней.</text:p>
      <text:p text:style-name="P4">Тогда работа силы<draw:frame draw:style-name="fr1" draw:name="Объект14" text:anchor-type="as-char" svg:width="3.45cm" svg:height="0.522cm" draw:z-index="12"><draw:object xlink:href="./Object 15" xlink:type="simple" xlink:show="embed" xlink:actuate="onLoad"/><draw:image xlink:href="./ObjectReplacements/Object 15" xlink:type="simple" xlink:show="embed" xlink:actuate="onLoad"/>
    </draw:frame><text:span text:style-name="T1">.</text:span></text:p>
      <text:p text:style-name="P4">По <text:span text:style-name="T1">II </text:span>закону Ньютона<draw:frame draw:style-name="fr1" draw:name="Объект13" text:anchor-type="as-char" svg:width="3.48cm" svg:height="0.533cm" draw:z-index="13"><draw:object xlink:href="./Object 14" xlink:type="simple" xlink:show="embed" xlink:actuate="onLoad"/><draw:image xlink:href="./ObjectReplacements/Object 14" xlink:type="simple" xlink:show="embed" xlink:actuate="onLoad"/>
    </draw:frame><text:span text:style-name="T1">, </text:span>так же<draw:frame draw:style-name="fr1" draw:name="Объект12" text:anchor-type="as-char" svg:width="3.263cm" svg:height="0.529cm" draw:z-index="14"><draw:object xlink:href="./Object 13" xlink:type="simple" xlink:show="embed" xlink:actuate="onLoad"/><draw:image xlink:href="./ObjectReplacements/Object 13" xlink:type="simple" xlink:show="embed" xlink:actuate="onLoad"/>
    </draw:frame><text:span text:style-name="T1">.</text:span></text:p>
      <text:p text:style-name="P6"><draw:frame draw:style-name="fr1" draw:name="Объект11" text:anchor-type="as-char" svg:width="4.777cm" svg:height="1.12cm" draw:z-index="16"><draw:object xlink:href="./Object 12" xlink:type="simple" xlink:show="embed" xlink:actuate="onLoad"/><draw:image xlink:href="./ObjectReplacements/Object 12" xlink:type="simple" xlink:show="embed" xlink:actuate="onLoad"/>
    </draw:frame></text:p>
      <text:list xml:id="list37611791" text:style-name="L1">
        <text:list-header>
          <text:p text:style-name="P3"><text:span text:style-name="T6">Кинетическая энергия </text:span>— энергия движения тела. Энергия — способность тела совершать работу.</text:p>
          <text:p text:style-name="P5"><draw:frame draw:style-name="fr1" draw:name="Объект56" text:anchor-type="as-char" svg:width="1.766cm" svg:height="1.057cm" draw:z-index="1"><draw:object xlink:href="./Object 1" xlink:type="simple" xlink:show="embed" xlink:actuate="onLoad"/><draw:image xlink:href="./ObjectReplacements/Object 1" xlink:type="simple" xlink:show="embed" xlink:actuate="onLoad"/>
       <svg:desc>формула</svg:desc>
      </draw:frame></text:p>
        </text:list-header>
      </text:list>
      <text:p text:style-name="P4"><text:s/></text:p>
      <text:p text:style-name="P10">Кинетическая энергия системы тел равна сумме кинетических энергий тел системы.</text:p>
      <text:p text:style-name="P12"><draw:frame draw:style-name="fr1" draw:name="Объект10" text:anchor-type="as-char" svg:width="2.187cm" svg:height="0.586cm" draw:z-index="17"><draw:object xlink:href="./Object 11" xlink:type="simple" xlink:show="embed" xlink:actuate="onLoad"/><draw:image xlink:href="./ObjectReplacements/Object 11" xlink:type="simple" xlink:show="embed" xlink:actuate="onLoad"/>
    </draw:frame></text:p>
      <text:p text:style-name="P12"><draw:frame draw:style-name="fr1" draw:name="Объект1" text:anchor-type="as-char" svg:width="3.348cm" svg:height="0.529cm" draw:z-index="2"><draw:object xlink:href="./Object 2" xlink:type="simple" xlink:show="embed" xlink:actuate="onLoad"/><draw:image xlink:href="./ObjectReplacements/Object 2" xlink:type="simple" xlink:show="embed" xlink:actuate="onLoad"/>
    </draw:frame></text:p>
      <text:p text:style-name="P13">Теорема о кинетической энергии системы тел</text:p>
      <text:p text:style-name="P4">Изменение кинетической энергии системы тел равно работе всех сил, совершенных за время в течение которого менялась кинетическая энергия системы.<text:span text:style-name="T1"><draw:frame draw:style-name="fr1" draw:name="Объект9" text:anchor-type="as-char" svg:width="2.619cm" svg:height="0.529cm" draw:z-index="20"><draw:object xlink:href="./Object 10" xlink:type="simple" xlink:show="embed" xlink:actuate="onLoad"/><draw:image xlink:href="./ObjectReplacements/Object 10" xlink:type="simple" xlink:show="embed" xlink:actuate="onLoad"/>
     </draw:frame></text:span></text:p>
      <text:p text:style-name="P10"/>
      <text:p text:style-name="P11">Запишем теорему о кинетической энергии системы тел так:</text:p>
      <text:p text:style-name="P10"><draw:frame draw:style-name="fr1" draw:name="Объект7" text:anchor-type="as-char" svg:width="8.017cm" svg:height="0.529cm" draw:z-index="19"><draw:object xlink:href="./Object 8" xlink:type="simple" xlink:show="embed" xlink:actuate="onLoad"/><draw:image xlink:href="./ObjectReplacements/Object 8" xlink:type="simple" xlink:show="embed" xlink:actuate="onLoad"/>
    </draw:frame></text:p>
      <text:p text:style-name="P10"><draw:frame draw:style-name="fr1" draw:name="Объект6" text:anchor-type="as-char" svg:width="7.364cm" svg:height="0.529cm" draw:z-index="18"><draw:object xlink:href="./Object 7" xlink:type="simple" xlink:show="embed" xlink:actuate="onLoad"/><draw:image xlink:href="./ObjectReplacements/Object 7" xlink:type="simple" xlink:show="embed" xlink:actuate="onLoad"/>
    </draw:frame></text:p>
      <text:p text:style-name="P10"><draw:frame draw:style-name="fr1" draw:name="Объект5" text:anchor-type="as-char" svg:width="7.978cm" svg:height="0.529cm" draw:z-index="15"><draw:object xlink:href="./Object 6" xlink:type="simple" xlink:show="embed" xlink:actuate="onLoad"/><draw:image xlink:href="./ObjectReplacements/Object 6" xlink:type="simple" xlink:show="embed" xlink:actuate="onLoad"/>
    </draw:frame></text:p>
      <text:p text:style-name="P10">Назовем сумму потенциальной и кинетической энергий <text:s/>системы тел <text:span text:style-name="T9">полной механической энергией системы</text:span>.</text:p>
      <text:p text:style-name="P10"><draw:frame draw:style-name="fr1" draw:name="Объект4" text:anchor-type="as-char" svg:width="2.147cm" svg:height="0.529cm" draw:z-index="11"><draw:object xlink:href="./Object 5" xlink:type="simple" xlink:show="embed" xlink:actuate="onLoad"/><draw:image xlink:href="./ObjectReplacements/Object 5" xlink:type="simple" xlink:show="embed" xlink:actuate="onLoad"/>
    </draw:frame></text:p>
      <text:p text:style-name="P10"><draw:frame draw:style-name="fr1" draw:name="Объект3" text:anchor-type="as-char" svg:width="5.26cm" svg:height="0.529cm" draw:z-index="7"><draw:object xlink:href="./Object 4" xlink:type="simple" xlink:show="embed" xlink:actuate="onLoad"/><draw:image xlink:href="./ObjectReplacements/Object 4" xlink:type="simple" xlink:show="embed" xlink:actuate="onLoad"/>
    </draw:frame></text:p>
      <text:p text:style-name="P12"><text:span text:style-name="T7">Закон изменения полной механической энергии системы тел</text:span><text:span text:style-name="T4"> –</text:span> <text:span text:style-name="T4">изменение полной механической энергии системы тел равно сумме работ всех внешних и внутренних неконсервативных сил, действующих на систему.</text:span></text:p>
      <text:p text:style-name="P10"><draw:frame draw:style-name="fr1" draw:name="Объект2" text:anchor-type="as-char" svg:width="4.743cm" svg:height="0.529cm" draw:z-index="3"><draw:object xlink:href="./Object 3" xlink:type="simple" xlink:show="embed" xlink:actuate="onLoad"/><draw:image xlink:href="./ObjectReplacements/Object 3" xlink:type="simple" xlink:show="embed" xlink:actuate="onLoad"/>
    </draw:frame></text:p>
      <text:p text:style-name="P10"><draw:frame draw:style-name="fr2" draw:name="Объект21" text:anchor-type="paragraph" svg:x="0.201cm" svg:y="0cm" svg:width="8.119cm" svg:height="2.739cm" draw:z-index="21"><draw:object xlink:href="./Object 22" xlink:type="simple" xlink:show="embed" xlink:actuate="onLoad"/><draw:image xlink:href="./ObjectReplacements/Object 22" xlink:type="simple" xlink:show="embed" xlink:actuate="onLoad"/>
    </draw:frame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>Закон сохранения полной механической энергии </text:span>— в замкнутой системе, в которой действуют только консервативные силы, механическая энергия сохраняется.</text:p>
      <text:p text:style-name="P10">В такой системе происходит только преобразование кинетической энергии в потенциальную и наоборот.</text:p>
      <text:p text:style-name="P9"/>
      <text:p text:style-name="P9"/>
      <text:p text:style-name="P9"/>
      <text:p text:style-name="P9"/>
      <text:p text:style-name="P9"/>
      <text:p text:style-name="P9"/>
      <text:p text:style-name="P1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Стили_20_стрелок_20_1" draw:display-name="Стили стрелок 1" svg:viewBox="0 0 1131 902" svg:d="m564 0-564 902h1131z"/>
    <draw:marker draw:name="Стили_20_стрелок_20_3" draw:display-name="Стили стрелок 3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12%" draw:distance="112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26cm" fo:margin-bottom="0.834cm" fo:margin-left="0.953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6T11:15:47.45</meta:creation-date>
    <dc:date>2017-03-06T18:08:37.78</dc:date>
    <meta:editing-duration>PT12H40M28S</meta:editing-duration>
    <meta:editing-cycles>7</meta:editing-cycles>
    <meta:generator>OpenOffice.org/3.3$Win32 OpenOffice.org_project/330m20$Build-9567</meta:generator>
    <meta:document-statistic meta:table-count="0" meta:image-count="0" meta:object-count="21" meta:page-count="1" meta:paragraph-count="27" meta:word-count="196" meta:character-count="1436"/>
  </office:meta>
</office:document-meta>
</file>

<file path=Object 1/content.xml><?xml version="1.0" encoding="utf-8"?>
<math xmlns="http://www.w3.org/1998/Math/MathML">
  <semantics>
    <mrow>
      <msub>
        <mi>E</mi>
        <mi>k</mi>
      </msub>
      <mo stretchy="false">=</mo>
      <mfrac>
        <msup>
          <mi mathvariant="italic">mv</mi>
          <mn>2</mn>
        </msup>
        <mn>2</mn>
      </mfrac>
    </mrow>
    <annotation encoding="StarMath 5.0">E_k =mv^2 over 2</annotation>
  </semantics>
</math>
</file>

<file path=Object 10/content.xml><?xml version="1.0" encoding="utf-8"?>
<math xmlns="http://www.w3.org/1998/Math/MathML">
  <semantics>
    <mrow>
      <mo stretchy="false">Δ</mo>
      <mrow>
        <msub>
          <mi>E</mi>
          <mi mathvariant="italic">kc</mi>
        </msub>
        <mo stretchy="false">=</mo>
        <msub>
          <mi>A</mi>
          <mrow>
            <mi mathvariant="italic">всех</mi>
            <mi mathvariant="italic">сил</mi>
          </mrow>
        </msub>
      </mrow>
    </mrow>
    <annotation encoding="StarMath 5.0">%DELTA E_kc = A_{всех сил}</annotation>
  </semantics>
</math>
</file>

<file path=Object 11/content.xml><?xml version="1.0" encoding="utf-8"?>
<math xmlns="http://www.w3.org/1998/Math/MathML">
  <semantics>
    <mrow>
      <msub>
        <mi>E</mi>
        <mi mathvariant="italic">kc</mi>
      </msub>
      <mo stretchy="false">=</mo>
      <mrow>
        <mo stretchy="false">∑</mo>
        <msub>
          <mi>E</mi>
          <mi mathvariant="italic">ki</mi>
        </msub>
      </mrow>
    </mrow>
    <annotation encoding="StarMath 5.0">E_kc = sum E_ki</annotation>
  </semantics>
</math>
</file>

<file path=Object 12/content.xml><?xml version="1.0" encoding="utf-8"?>
<math xmlns="http://www.w3.org/1998/Math/MathML">
  <semantics>
    <mrow>
      <mrow>
        <mi>A</mi>
        <mo stretchy="false">=</mo>
        <mfrac>
          <mrow>
            <mi>m</mi>
            <mo stretchy="false">⋅</mo>
            <mrow>
              <msubsup>
                <mi>v</mi>
                <mn>2</mn>
                <mn>2</mn>
              </msubsup>
              <mo stretchy="false">−</mo>
              <msubsup>
                <mi>v</mi>
                <mn>1</mn>
                <mn>2</mn>
              </msubsup>
            </mrow>
          </mrow>
          <mn>2</mn>
        </mfrac>
      </mrow>
      <mo stretchy="false">=</mo>
      <mrow>
        <mfrac>
          <mrow>
            <mi>m</mi>
            <msubsup>
              <mi>v</mi>
              <mn>1</mn>
              <mn>2</mn>
            </msubsup>
          </mrow>
          <mn>2</mn>
        </mfrac>
        <mo stretchy="false">−</mo>
        <mfrac>
          <mrow>
            <mi>m</mi>
            <msubsup>
              <mi>v</mi>
              <mn>2</mn>
              <mn>2</mn>
            </msubsup>
          </mrow>
          <mn>2</mn>
        </mfrac>
      </mrow>
    </mrow>
    <annotation encoding="StarMath 5.0">A= m cdot {v_2 ^2 -v_1 ^2}over 2 = { m v_1 ^2} over 2  - { m v_2 ^2} over 2</annotation>
  </semantics>
</math>
</file>

<file path=Object 13/content.xml><?xml version="1.0" encoding="utf-8"?>
<math xmlns="http://www.w3.org/1998/Math/MathML">
  <semantics>
    <mrow>
      <mo stretchy="false">Δ</mo>
      <mrow>
        <mi>x</mi>
        <mo stretchy="false">=</mo>
        <mo stretchy="false">Δ</mo>
      </mrow>
      <mrow>
        <mrow>
          <mi>t</mi>
          <mo stretchy="false">⋅</mo>
          <mrow>
            <msub>
              <mi>v</mi>
              <mn>1</mn>
            </msub>
            <mo stretchy="false">+</mo>
            <msub>
              <mi>v</mi>
              <mn>2</mn>
            </msub>
          </mrow>
        </mrow>
        <mo stretchy="false">/</mo>
        <mn>2</mn>
      </mrow>
    </mrow>
    <annotation encoding="StarMath 5.0"> %DELTA x = %DELTA t cdot {v_1 +v_2}/2</annotation>
  </semantics>
</math>
</file>

<file path=Object 14/content.xml><?xml version="1.0" encoding="utf-8"?>
<math xmlns="http://www.w3.org/1998/Math/MathML">
  <semantics>
    <mrow>
      <mrow>
        <mi>F</mi>
        <mo stretchy="false">=</mo>
        <mi mathvariant="italic">ma</mi>
      </mrow>
      <mo stretchy="false">=</mo>
      <mrow>
        <mi>m</mi>
        <mo stretchy="false">⋅</mo>
        <mfenced open="∣" close="∣">
          <mrow>
            <msub>
              <mi>v</mi>
              <mn>1</mn>
            </msub>
            <mo stretchy="false">−</mo>
            <msub>
              <mi>v</mi>
              <mn>2</mn>
            </msub>
          </mrow>
        </mfenced>
      </mrow>
    </mrow>
    <annotation encoding="StarMath 5.0"> F=ma=m cdot {abs{v_1 - v_2}} </annotation>
  </semantics>
</math>
</file>

<file path=Object 15/content.xml><?xml version="1.0" encoding="utf-8"?>
<math xmlns="http://www.w3.org/1998/Math/MathML">
  <semantics>
    <mrow>
      <mrow>
        <mrow>
          <mi>A</mi>
          <mo stretchy="false">=</mo>
          <mrow>
            <mover accent="true">
              <mi>F</mi>
              <mo stretchy="false">⃗</mo>
            </mover>
            <mo stretchy="false">⋅</mo>
            <mfenced open="∣" close="∣">
              <mrow>
                <mo stretchy="false">Δ</mo>
                <mover accent="true">
                  <mi>r</mi>
                  <mo stretchy="false">⃗</mo>
                </mover>
              </mrow>
            </mfenced>
          </mrow>
        </mrow>
        <mo stretchy="false">=</mo>
        <mrow>
          <mi>F</mi>
          <mo stretchy="false">⋅</mo>
          <mo stretchy="false">Δ</mo>
        </mrow>
      </mrow>
      <mi>x</mi>
    </mrow>
    <annotation encoding="StarMath 5.0"> A=vec F cdot abs{%DELTA vec r}=F cdot %DELTA x</annotation>
  </semantics>
</math>
</file>

<file path=Object 16/content.xml><?xml version="1.0" encoding="utf-8"?>
<math xmlns="http://www.w3.org/1998/Math/MathML">
  <semantics>
    <mrow>
      <mover accent="true">
        <mi>F</mi>
        <mo stretchy="false">⃗</mo>
      </mover>
      <mi>,</mi>
      <mover accent="true">
        <msub>
          <mi>v</mi>
          <mn>1,</mn>
        </msub>
        <mo stretchy="false">⃗</mo>
      </mover>
      <mover accent="true">
        <msub>
          <mi>v</mi>
          <mn>2</mn>
        </msub>
        <mo stretchy="false">⃗</mo>
      </mover>
    </mrow>
    <annotation encoding="StarMath 5.0"> Vec F, Vec v_1, vec v_2</annotation>
  </semantics>
</math>
</file>

<file path=Object 17/content.xml><?xml version="1.0" encoding="utf-8"?>
<math xmlns="http://www.w3.org/1998/Math/MathML">
  <semantics>
    <mrow>
      <msub>
        <mi>v</mi>
        <mn>1</mn>
      </msub>
      <mo stretchy="false">&lt;</mo>
      <msub>
        <mi>v</mi>
        <mn>2</mn>
      </msub>
    </mrow>
    <annotation encoding="StarMath 5.0"> v_1 &lt; v_2</annotation>
  </semantics>
</math>
</file>

<file path=Object 18/content.xml><?xml version="1.0" encoding="utf-8"?>
<math xmlns="http://www.w3.org/1998/Math/MathML">
  <semantics>
    <mover accent="true">
      <msub>
        <mi>v</mi>
        <mn>1</mn>
      </msub>
      <mo stretchy="false">⃗</mo>
    </mover>
    <annotation encoding="StarMath 5.0"> vec v_1 </annotation>
  </semantics>
</math>
</file>

<file path=Object 19/content.xml><?xml version="1.0" encoding="utf-8"?>
<math xmlns="http://www.w3.org/1998/Math/MathML">
  <semantics>
    <mrow>
      <mo stretchy="false">Δ</mo>
      <mover accent="true">
        <mi>r</mi>
        <mo stretchy="false">⃗</mo>
      </mover>
    </mrow>
    <annotation encoding="StarMath 5.0"> %DELTA vec r 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E</mi>
          <mi mathvariant="italic">k2</mi>
        </msub>
      </mrow>
      <mi>–</mi>
      <mrow>
        <msub>
          <mi>E</mi>
          <mi mathvariant="italic">k2</mi>
        </msub>
        <mo stretchy="false">=</mo>
        <mo stretchy="false">Δ</mo>
      </mrow>
      <mi>E</mi>
    </mrow>
    <annotation encoding="StarMath 5.0">A= E_k2 – E_k2 = %DELTA E</annotation>
  </semantics>
</math>
</file>

<file path=Object 20/content.xml><?xml version="1.0" encoding="utf-8"?>
<math xmlns="http://www.w3.org/1998/Math/MathML">
  <semantics>
    <mover accent="true">
      <mi>F</mi>
      <mo stretchy="false">⃗</mo>
    </mover>
    <annotation encoding="StarMath 5.0"> vec F </annotation>
  </semantics>
</math>
</file>

<file path=Object 21/content.xml><?xml version="1.0" encoding="utf-8"?>
<math xmlns="http://www.w3.org/1998/Math/MathML">
  <semantics>
    <mover accent="true">
      <msub>
        <mi>v</mi>
        <mn>2</mn>
      </msub>
      <mo stretchy="false">⃗</mo>
    </mover>
    <annotation encoding="StarMath 5.0"> vec v_2</annotation>
  </semantics>
</math>
</file>

<file path=Object 22/content.xml><?xml version="1.0" encoding="utf-8"?>
<math xmlns="http://www.w3.org/1998/Math/MathML">
  <semantics>
    <mtable>
      <mtr>
        <mtd>
          <mrow>
            <mi>A</mi>
            <mo stretchy="false">=</mo>
            <mrow>
              <mrow>
                <msub>
                  <mi>A</mi>
                  <mi mathvariant="italic">к.с</mi>
                </msub>
                <mo stretchy="false">+</mo>
                <msub>
                  <mi>А</mi>
                  <mi mathvariant="italic">н.к.с</mi>
                </msub>
              </mrow>
              <mo stretchy="false">+</mo>
              <msub>
                <mi>A</mi>
                <mi mathvariant="italic">внешн.сил</mi>
              </msub>
            </mrow>
          </mrow>
        </mtd>
      </mtr>
      <mtr>
        <mtd>
          <mrow>
            <mrow>
              <mi>A</mi>
              <mo stretchy="false">=</mo>
              <mo stretchy="false">Δ</mo>
            </mrow>
            <msub>
              <mi>E</mi>
              <mi>к</mi>
            </msub>
            <mi/>
            <mrow>
              <msub>
                <mi>A</mi>
                <mi mathvariant="italic">к.с</mi>
              </msub>
              <mo stretchy="false">=</mo>
              <mrow>
                <mo stretchy="false">−</mo>
                <mo stretchy="false">Δ</mo>
              </mrow>
            </mrow>
            <msub>
              <mi>E</mi>
              <mi>п</mi>
            </msub>
          </mrow>
        </mtd>
      </mtr>
      <mtr>
        <mtd>
          <mrow>
            <mo stretchy="false">Δ</mo>
            <mrow>
              <msub>
                <mi>E</mi>
                <mi>к</mi>
              </msub>
              <mo stretchy="false">=</mo>
              <mrow>
                <msub>
                  <mi>А</mi>
                  <mi mathvariant="italic">н.к.с</mi>
                </msub>
                <mo stretchy="false">−</mo>
                <mo stretchy="false">Δ</mo>
              </mrow>
            </mrow>
            <mrow>
              <msub>
                <mi>E</mi>
                <mi>п</mi>
              </msub>
              <mo stretchy="false">+</mo>
              <msub>
                <mi>A</mi>
                <mi mathvariant="italic">внешн.сил</mi>
              </msub>
            </mrow>
          </mrow>
        </mtd>
      </mtr>
      <mtr>
        <mtd>
          <mrow>
            <mrow>
              <msub>
                <mi>E</mi>
                <mrow>
                  <mi>к</mi>
                  <mi/>
                  <mi mathvariant="italic">кон</mi>
                </mrow>
              </msub>
              <mo stretchy="false">−</mo>
              <msub>
                <mi>Е</mi>
                <mrow>
                  <mi>к</mi>
                  <mi/>
                  <mi mathvariant="italic">нач</mi>
                </mrow>
              </msub>
            </mrow>
            <mo stretchy="false">=</mo>
            <mrow>
              <mrow>
                <msub>
                  <mi>А</mi>
                  <mi mathvariant="italic">н.к.с</mi>
                </msub>
                <mo stretchy="false">+</mo>
                <msub>
                  <mi>A</mi>
                  <mi mathvariant="italic">внешн.сил</mi>
                </msub>
              </mrow>
              <mo stretchy="false">−</mo>
              <mrow>
                <mo stretchy="false">(</mo>
                <mrow>
                  <msub>
                    <mi>Е</mi>
                    <mrow>
                      <mi>п</mi>
                      <mi/>
                      <mi mathvariant="italic">кон</mi>
                    </mrow>
                  </msub>
                  <mo stretchy="false">−</mo>
                  <msub>
                    <mi>Е</mi>
                    <mrow>
                      <mi>п</mi>
                      <mi/>
                      <mi mathvariant="italic">нач</mi>
                    </mrow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sub>
                  <mi>Е</mi>
                  <mi mathvariant="italic">кон</mi>
                </msub>
                <mo stretchy="false">−</mo>
                <msub>
                  <mi>Е</mi>
                  <mi mathvariant="italic">нач</mi>
                </msub>
              </mrow>
              <mo stretchy="false">=</mo>
              <mo stretchy="false">Δ</mo>
            </mrow>
            <mrow>
              <mi>E</mi>
              <mo stretchy="false">=</mo>
              <mrow>
                <msub>
                  <mi>А</mi>
                  <mi mathvariant="italic">н.к.с</mi>
                </msub>
                <mo stretchy="false">+</mo>
                <msub>
                  <mi>A</mi>
                  <mi mathvariant="italic">внешн.сил</mi>
                </msub>
              </mrow>
            </mrow>
          </mrow>
        </mtd>
      </mtr>
    </mtable>
    <annotation encoding="StarMath 5.0">alignl A=A_к.с +А_н.к.с+A_внешн.сил newline
alignl A=%DELTA E_к~~A_к.с=-%DELTA E_п newline
alignl %DELTA E_к = А_н.к.с-%DELTA E_п +A_внешн.сил newline
alignl E_{к` кон} - Е_{к `нач} = А_н.к.с + A_внешн.сил -(Е  _{п `кон} - Е_{п `нач}) newline
Е_кон - Е_нач =%DELTA E= А_н.к.с +A_внешн.сил</annotation>
  </semantics>
</math>
</file>

<file path=Object 3/content.xml><?xml version="1.0" encoding="utf-8"?>
<math xmlns="http://www.w3.org/1998/Math/MathML">
  <semantics>
    <mrow>
      <mo stretchy="false">Δ</mo>
      <mrow>
        <mi>E</mi>
        <mo stretchy="false">=</mo>
        <msub>
          <mi>A</mi>
          <mrow>
            <mi mathvariant="italic">внешн.</mi>
            <mi>и</mi>
            <mi/>
            <mi mathvariant="italic">внутр.неконсерв.</mi>
            <mi mathvariant="italic">сил</mi>
          </mrow>
        </msub>
      </mrow>
    </mrow>
    <annotation encoding="StarMath 5.0">%DELTA E = A_{внешн. и `внутр.неконсерв. сил} </annotation>
  </semantics>
</math>
</file>

<file path=Object 4/content.xml><?xml version="1.0" encoding="utf-8"?>
<math xmlns="http://www.w3.org/1998/Math/MathML">
  <semantics>
    <mrow>
      <msub>
        <mi>E</mi>
        <mn>2</mn>
      </msub>
      <mi>–</mi>
      <mrow>
        <msub>
          <mi>E</mi>
          <mn>1</mn>
        </msub>
        <mo stretchy="false">=</mo>
        <msub>
          <mi>A</mi>
          <mrow>
            <mi mathvariant="italic">внешн.</mi>
            <mi>и</mi>
            <mi mathvariant="italic">внутр.неконсерв.</mi>
            <mi mathvariant="italic">сил</mi>
          </mrow>
        </msub>
      </mrow>
    </mrow>
    <annotation encoding="StarMath 5.0">E_2 – E_1 =  A_{внешн. и внутр.неконсерв. сил} </annotation>
  </semantics>
</math>
</file>

<file path=Object 5/content.xml><?xml version="1.0" encoding="utf-8"?>
<math xmlns="http://www.w3.org/1998/Math/MathML">
  <semantics>
    <mrow>
      <mi>E</mi>
      <mo stretchy="false">=</mo>
      <mrow>
        <msub>
          <mi>E</mi>
          <mi>k</mi>
        </msub>
        <mo stretchy="false">+</mo>
        <msub>
          <mi>E</mi>
          <mi>п</mi>
        </msub>
      </mrow>
    </mrow>
    <annotation encoding="StarMath 5.0">E=E_k +E_п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sub>
              <mi>E</mi>
              <mi mathvariant="italic">k2</mi>
            </msub>
            <mo stretchy="false">+</mo>
            <msub>
              <mi>E</mi>
              <mi mathvariant="italic">п2</mi>
            </msub>
          </mrow>
          <mo stretchy="false">)</mo>
        </mrow>
        <mo stretchy="false">−</mo>
        <mrow>
          <mo stretchy="false">(</mo>
          <mrow>
            <msub>
              <mi>E</mi>
              <mi mathvariant="italic">k1</mi>
            </msub>
            <mo stretchy="false">+</mo>
            <msub>
              <mi>E</mi>
              <mi mathvariant="italic">п1</mi>
            </msub>
          </mrow>
          <mo stretchy="false">)</mo>
        </mrow>
      </mrow>
      <mo stretchy="false">=</mo>
      <msub>
        <mi>A</mi>
        <mrow>
          <mi mathvariant="italic">внешн.</mi>
          <mi>и</mi>
          <mi mathvariant="italic">внутр.неконсерв.</mi>
          <mi mathvariant="italic">сил</mi>
        </mrow>
      </msub>
    </mrow>
    <annotation encoding="StarMath 5.0">(E_k2 + E_п2)- (E_k1 +E_п1) = A_{внешн. и внутр.неконсерв. сил}</annotation>
  </semantics>
</math>
</file>

<file path=Object 7/content.xml><?xml version="1.0" encoding="utf-8"?>
<math xmlns="http://www.w3.org/1998/Math/MathML">
  <semantics>
    <mrow>
      <msub>
        <mi>E</mi>
        <mi mathvariant="italic">k2</mi>
      </msub>
      <mi>–</mi>
      <mrow>
        <msub>
          <mi>E</mi>
          <mi mathvariant="italic">k1</mi>
        </msub>
        <mo stretchy="false">=</mo>
        <msub>
          <mi>E</mi>
          <mi mathvariant="italic">п1</mi>
        </msub>
      </mrow>
      <mi>–</mi>
      <mrow>
        <msub>
          <mi>Е</mi>
          <mi mathvariant="italic">п2</mi>
        </msub>
        <mo stretchy="false">+</mo>
        <msub>
          <mi>A</mi>
          <mrow>
            <mi mathvariant="italic">внешн.</mi>
            <mi>и</mi>
            <mi mathvariant="italic">внутр.неконсерв.</mi>
            <mi mathvariant="italic">сил</mi>
          </mrow>
        </msub>
      </mrow>
    </mrow>
    <annotation encoding="StarMath 5.0">E_k2 – E_k1 = E_п1 – Е_п2 +A_{внешн. и внутр.неконсерв. сил}</annotation>
  </semantics>
</math>
</file>

<file path=Object 8/content.xml><?xml version="1.0" encoding="utf-8"?>
<math xmlns="http://www.w3.org/1998/Math/MathML">
  <semantics>
    <mrow>
      <msub>
        <mi>E</mi>
        <mi mathvariant="italic">k2</mi>
      </msub>
      <mi>–</mi>
      <mrow>
        <msub>
          <mi>E</mi>
          <mi mathvariant="italic">k1</mi>
        </msub>
        <mo stretchy="false">=</mo>
        <mrow>
          <msub>
            <mi>A</mi>
            <mi mathvariant="italic">внутр.конерв.сил</mi>
          </msub>
          <mo stretchy="false">+</mo>
          <msub>
            <mi>A</mi>
            <mrow>
              <mi mathvariant="italic">внешн.</mi>
              <mi>и</mi>
              <mi mathvariant="italic">внутр.неконсерв.</mi>
              <mi mathvariant="italic">cил</mi>
            </mrow>
          </msub>
        </mrow>
      </mrow>
    </mrow>
    <annotation encoding="StarMath 5.0">E_k2 – E_k1 = A_{внутр.конерв.сил}+A_{внешн. и внутр.неконсерв. cил}</annotation>
  </semantics>
</math>
</file>